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f6e0" officeooo:paragraph-rsid="001fdd8b"/>
    </style:style>
    <style:style style:name="P2" style:family="paragraph" style:parent-style-name="Standard">
      <style:text-properties officeooo:rsid="001fdd8b" officeooo:paragraph-rsid="001fdd8b"/>
    </style:style>
    <style:style style:name="P3" style:family="paragraph" style:parent-style-name="Standard">
      <style:text-properties officeooo:rsid="001fdd8b" officeooo:paragraph-rsid="0021badb"/>
    </style:style>
    <style:style style:name="P4" style:family="paragraph" style:parent-style-name="Standard">
      <style:text-properties officeooo:rsid="0021badb" officeooo:paragraph-rsid="0021badb"/>
    </style:style>
    <style:style style:name="P5" style:family="paragraph" style:parent-style-name="Standard">
      <style:text-properties officeooo:rsid="001df6e0" officeooo:paragraph-rsid="001fdd8b"/>
    </style:style>
    <style:style style:name="P6" style:family="paragraph" style:parent-style-name="Standard">
      <style:text-properties officeooo:rsid="001fdd8b" officeooo:paragraph-rsid="001fdd8b"/>
    </style:style>
    <style:style style:name="T1" style:family="text">
      <style:text-properties officeooo:rsid="0021badb"/>
    </style:style>
    <style:style style:name="T2" style:family="text">
      <style:text-properties officeooo:rsid="0021d96c"/>
    </style:style>
    <style:style style:name="T3" style:family="text">
      <style:text-properties officeooo:rsid="0025fe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Error Fragment Parser Package(EFPP)</text:span> was developed by: </text:p>
      <text:p text:style-name="P3"><text:tab/>John H. Goettsche </text:p>
      <text:p text:style-name="P3"><text:tab/>under the direction of Dr. Clinton Jeffery </text:p>
      <text:p text:style-name="P4"><text:tab/>University of Idaho</text:p>
      <text:p text:style-name="P3"><text:tab/><text:span text:style-name="T1">College of Engineering</text:span></text:p>
      <text:p text:style-name="P3"><text:tab/><text:span text:style-name="T1">Computer Science Deptartment</text:span></text:p>
      <text:p text:style-name="P2"/>
      <text:p text:style-name="P2">Th<text:span text:style-name="T2">is</text:span> tool <text:span text:style-name="T3">set </text:span>reads YACC/Bison .y files. <text:s/><text:span text:style-name="T3">It scans and analyses the grammar contained in the source file to determines possible error fragments for that grammar.</text:span></text:p>
      <text:p text:style-name="P2"/>
      <text:p text:style-name="P2"><text:span text:style-name="T3">To build the <text:s/>tool set you will have to load the files in a desired directory and then run the following commands</text:span>:</text:p>
      <text:p text:style-name="P1"><text:tab/><text:span text:style-name="T3">make yscanner</text:span></text:p>
      <text:p text:style-name="P1"><text:tab/><text:span text:style-name="T3">make EFragSLR</text:span></text:p>
      <text:p text:style-name="P1"><text:tab/><text:span text:style-name="T3">make errSubset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5T16:03:26.491000000</meta:creation-date>
    <meta:editing-duration>PT12M42S</meta:editing-duration>
    <meta:editing-cycles>4</meta:editing-cycles>
    <meta:generator>LibreOffice/4.2.4.2$Windows_x86 LibreOffice_project/63150712c6d317d27ce2db16eb94c2f3d7b699f8</meta:generator>
    <dc:date>2014-08-25T16:17:06.896000000</dc:date>
    <meta:document-statistic meta:table-count="0" meta:image-count="0" meta:object-count="0" meta:page-count="1" meta:paragraph-count="11" meta:word-count="80" meta:character-count="507" meta:non-whitespace-character-count="425"/>
  </office:meta>
</office:document-meta>
</file>